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Calibri1" fo:font-style="normal"/>
    </style:style>
    <style:style style:name="P4" style:family="paragraph" style:parent-style-name="Standard" style:list-style-name="L1"/>
    <style:style style:name="T1" style:family="text">
      <style:text-properties fo:font-size="24pt" style:font-size-asian="24pt" style:font-size-complex="2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Interaction Design Project</text:span></text:p>
      <text:p text:style-name="P3"/>
      <text:p text:style-name="Standard"/>
      <text:p text:style-name="Standard">Swedish persona who's main goal is to access the e-learning platform.</text:p>
      <text:p text:style-name="Standard">Basic steps to make the user journey as easy, fast and as painless as possible :</text:p>
      <text:list xml:id="list632370715380170680" text:style-name="L1">
        <text:list-item>
          <text:p text:style-name="P4">persona goes to home page</text:p>
        </text:list-item>
        <text:list-item>
          <text:p text:style-name="P4">hovers the menu(mega menu opens</text:p>
        </text:list-item>
        <text:list-item>
          <text:p text:style-name="P4">clicks on E-learning</text:p>
        </text:list-item>
        <text:list-item>
          <text:p text:style-name="P4">a modal window opens(register or cancel)</text:p>
        </text:list-item>
        <text:list-item>
          <text:p text:style-name="P4">clicks register</text:p>
        </text:list-item>
        <text:list-item>
          <text:p text:style-name="P4">form opens up to be filled</text:p>
        </text:list-item>
        <text:list-item>
          <text:p text:style-name="P4">if all inputs is filled correctly, ajax validation <text:s/>follows. If they miss to fill a specific input in the form, error message appears. If they register with info that is not in the user.json file, error appears.</text:p>
        </text:list-item>
        <text:list-item>
          <text:p text:style-name="P4">Else if all is correct, and validated by ajax goes smooth</text:p>
        </text:list-item>
        <text:list-item>
          <text:p text:style-name="P4">A thank you modal window opens up</text:p>
        </text:list-item>
        <text:list-item>
          <text:p text:style-name="P4">they click E-learning button and <text:s/>go to the e-learning platform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ja" style:country-asian="JP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ja" style:country-asian="JP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ly Holzerkopf</meta:initial-creator>
    <meta:editing-cycles>11</meta:editing-cycles>
    <meta:creation-date>2018-05-25T10:44:00</meta:creation-date>
    <dc:date>2018-05-30T13:41:13.41</dc:date>
    <meta:editing-duration>PT17M42S</meta:editing-duration>
    <meta:generator>OpenOffice/4.1.1$Win32 OpenOffice.org_project/411m6$Build-9775</meta:generator>
    <meta:document-statistic meta:table-count="0" meta:image-count="0" meta:object-count="0" meta:page-count="1" meta:paragraph-count="13" meta:word-count="132" meta:character-count="7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